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3.0175cm" style:use-optimal-column-width="true"/>
    </style:style>
    <style:style style:name="co3" style:family="table-column">
      <style:table-column-properties fo:break-before="auto" style:column-width="2.98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ref_area_label</text:p>
          </table:table-cell>
          <table:table-cell office:value-type="string" table:style-name="ce1">
            <text:p>source_label</text:p>
          </table:table-cell>
          <table:table-cell office:value-type="string" table:style-name="ce1">
            <text:p>indicator_label</text:p>
          </table:table-cell>
          <table:table-cell office:value-type="string" table:style-name="ce1">
            <text:p>sex_label</text:p>
          </table:table-cell>
          <table:table-cell office:value-type="string" table:style-name="ce1">
            <text:p>classif1_label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obs_value</text:p>
          </table:table-cell>
          <table:table-cell office:value-type="string" table:style-name="ce1">
            <text:p>obs_status_label</text:p>
          </table:table-cell>
          <table:table-cell office:value-type="string" table:style-name="ce1">
            <text:p>note_classif_label</text:p>
          </table:table-cell>
          <table:table-cell office:value-type="string" table:style-name="ce1">
            <text:p>note_indicator_label</text:p>
          </table:table-cell>
          <table:table-cell office:value-type="string" table:style-name="ce1">
            <text:p>note_source_labe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Total</text:p>
          </table:table-cell>
          <table:table-cell office:value-type="float" office:value="2016" table:style-name="ce1">
            <text:p>2016</text:p>
          </table:table-cell>
          <table:table-cell office:value-type="float" office:value="542.98099999999999" table:style-name="ce1">
            <text:p>542.981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1. Legislators, senior officials and managers</text:p>
          </table:table-cell>
          <table:table-cell office:value-type="float" office:value="2016" table:style-name="ce1">
            <text:p>2016</text:p>
          </table:table-cell>
          <table:table-cell office:value-type="float" office:value="6.4489999999999998" table:style-name="ce1">
            <text:p>6.449</text:p>
          </table:table-cell>
          <table:table-cell office:value-type="float" office:value="1.1877027004628154E-2" table:formula="of:=[.G3]/[.G$2]" table:style-name="ce1">
            <text:p>0.011877027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2. Professionals</text:p>
          </table:table-cell>
          <table:table-cell office:value-type="float" office:value="2016" table:style-name="ce1">
            <text:p>2016</text:p>
          </table:table-cell>
          <table:table-cell office:value-type="float" office:value="48.223999999999997" table:style-name="ce1">
            <text:p>48.224</text:p>
          </table:table-cell>
          <table:table-cell office:value-type="float" office:value="8.881342072742876E-2" table:formula="of:=[.G4]/[.G$2]" table:style-name="ce1">
            <text:p>0.088813421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3. Technicians and associate professionals</text:p>
          </table:table-cell>
          <table:table-cell office:value-type="float" office:value="2016" table:style-name="ce1">
            <text:p>2016</text:p>
          </table:table-cell>
          <table:table-cell office:value-type="float" office:value="68.007000000000005" table:style-name="ce1">
            <text:p>68.007</text:p>
          </table:table-cell>
          <table:table-cell office:value-type="float" office:value="0.12524747643103534" table:formula="of:=[.G5]/[.G$2]" table:style-name="ce1">
            <text:p>0.125247476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4. Clerks</text:p>
          </table:table-cell>
          <table:table-cell office:value-type="float" office:value="2016" table:style-name="ce1">
            <text:p>2016</text:p>
          </table:table-cell>
          <table:table-cell office:value-type="float" office:value="71.89" table:style-name="ce1">
            <text:p>71.89</text:p>
          </table:table-cell>
          <table:table-cell office:value-type="float" office:value="0.13239873955073936" table:formula="of:=[.G6]/[.G$2]" table:style-name="ce1">
            <text:p>0.13239874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5. Service workers and shop and market sales workers</text:p>
          </table:table-cell>
          <table:table-cell office:value-type="float" office:value="2016" table:style-name="ce1">
            <text:p>2016</text:p>
          </table:table-cell>
          <table:table-cell office:value-type="float" office:value="88.820999999999998" table:style-name="ce1">
            <text:p>88.821</text:p>
          </table:table-cell>
          <table:table-cell office:value-type="float" office:value="0.16358030943992516" table:formula="of:=[.G7]/[.G$2]" table:style-name="ce1">
            <text:p>0.163580309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6. Skilled agricultural and fishery workers</text:p>
          </table:table-cell>
          <table:table-cell office:value-type="float" office:value="2016" table:style-name="ce1">
            <text:p>2016</text:p>
          </table:table-cell>
          <table:table-cell office:value-type="float" office:value="4.4269999999999996" table:style-name="ce1">
            <text:p>4.427</text:p>
          </table:table-cell>
          <table:table-cell office:value-type="float" office:value="8.1531397967884688E-3" table:formula="of:=[.G8]/[.G$2]" table:style-name="ce1">
            <text:p>0.00815314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7. Craft and related trades workers</text:p>
          </table:table-cell>
          <table:table-cell office:value-type="float" office:value="2016" table:style-name="ce1">
            <text:p>2016</text:p>
          </table:table-cell>
          <table:table-cell office:value-type="float" office:value="73.697999999999993" table:style-name="ce1">
            <text:p>73.698</text:p>
          </table:table-cell>
          <table:table-cell office:value-type="float" office:value="0.13572850615399065" table:formula="of:=[.G9]/[.G$2]" table:style-name="ce1">
            <text:p>0.135728506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8. Plant and machine operators and assemblers</text:p>
          </table:table-cell>
          <table:table-cell office:value-type="float" office:value="2016" table:style-name="ce1">
            <text:p>2016</text:p>
          </table:table-cell>
          <table:table-cell office:value-type="float" office:value="39.712000000000003" table:style-name="ce1">
            <text:p>39.712</text:p>
          </table:table-cell>
          <table:table-cell office:value-type="float" office:value="7.3136997427165965E-2" table:formula="of:=[.G10]/[.G$2]" table:style-name="ce1">
            <text:p>0.073136997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Total</text:p>
          </table:table-cell>
          <table:table-cell office:value-type="string" table:style-name="ce1">
            <text:p>Occupation (ISCO-88): 9. Elementary occupations</text:p>
          </table:table-cell>
          <table:table-cell office:value-type="float" office:value="2016" table:style-name="ce1">
            <text:p>2016</text:p>
          </table:table-cell>
          <table:table-cell office:value-type="float" office:value="141.471" table:style-name="ce1">
            <text:p>141.471</text:p>
          </table:table-cell>
          <table:table-cell office:value-type="float" office:value="0.26054502827907422" table:formula="of:=[.G11]/[.G$2]" table:style-name="ce1">
            <text:p>0.260545028</text:p>
          </table:table-cell>
          <table:table-cell table:number-columns-repeated="2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Total</text:p>
          </table:table-cell>
          <table:table-cell office:value-type="float" office:value="2016" table:style-name="ce1">
            <text:p>2016</text:p>
          </table:table-cell>
          <table:table-cell office:value-type="float" office:value="300.42099999999999" table:style-name="ce1">
            <text:p>300.421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1. Legislators, senior officials and managers</text:p>
          </table:table-cell>
          <table:table-cell office:value-type="float" office:value="2016" table:style-name="ce1">
            <text:p>2016</text:p>
          </table:table-cell>
          <table:table-cell office:value-type="float" office:value="5.1609999999999996" table:style-name="ce1">
            <text:p>5.161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2. Professionals</text:p>
          </table:table-cell>
          <table:table-cell office:value-type="float" office:value="2016" table:style-name="ce1">
            <text:p>2016</text:p>
          </table:table-cell>
          <table:table-cell office:value-type="float" office:value="27.474" table:style-name="ce1">
            <text:p>27.474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3. Technicians and associate professionals</text:p>
          </table:table-cell>
          <table:table-cell office:value-type="float" office:value="2016" table:style-name="ce1">
            <text:p>2016</text:p>
          </table:table-cell>
          <table:table-cell office:value-type="float" office:value="35.817" table:style-name="ce1">
            <text:p>35.817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4. Clerks</text:p>
          </table:table-cell>
          <table:table-cell office:value-type="float" office:value="2016" table:style-name="ce1">
            <text:p>2016</text:p>
          </table:table-cell>
          <table:table-cell office:value-type="float" office:value="24.803000000000001" table:style-name="ce1">
            <text:p>24.803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5. Service workers and shop and market sales workers</text:p>
          </table:table-cell>
          <table:table-cell office:value-type="float" office:value="2016" table:style-name="ce1">
            <text:p>2016</text:p>
          </table:table-cell>
          <table:table-cell office:value-type="float" office:value="27.6" table:style-name="ce1">
            <text:p>27.6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6. Skilled agricultural and fishery workers</text:p>
          </table:table-cell>
          <table:table-cell office:value-type="float" office:value="2016" table:style-name="ce1">
            <text:p>2016</text:p>
          </table:table-cell>
          <table:table-cell office:value-type="float" office:value="3.4239999999999999" table:style-name="ce1">
            <text:p>3.424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7. Craft and related trades workers</text:p>
          </table:table-cell>
          <table:table-cell office:value-type="float" office:value="2016" table:style-name="ce1">
            <text:p>2016</text:p>
          </table:table-cell>
          <table:table-cell office:value-type="float" office:value="68.849000000000004" table:style-name="ce1">
            <text:p>68.849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8. Plant and machine operators and assemblers</text:p>
          </table:table-cell>
          <table:table-cell office:value-type="float" office:value="2016" table:style-name="ce1">
            <text:p>2016</text:p>
          </table:table-cell>
          <table:table-cell office:value-type="float" office:value="33.295000000000002" table:style-name="ce1">
            <text:p>33.295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Male</text:p>
          </table:table-cell>
          <table:table-cell office:value-type="string" table:style-name="ce1">
            <text:p>Occupation (ISCO-88): 9. Elementary occupations</text:p>
          </table:table-cell>
          <table:table-cell office:value-type="float" office:value="2016" table:style-name="ce1">
            <text:p>2016</text:p>
          </table:table-cell>
          <table:table-cell office:value-type="float" office:value="73.738" table:style-name="ce1">
            <text:p>73.738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Total</text:p>
          </table:table-cell>
          <table:table-cell office:value-type="float" office:value="2016" table:style-name="ce1">
            <text:p>2016</text:p>
          </table:table-cell>
          <table:table-cell office:value-type="float" office:value="242.56" table:style-name="ce1">
            <text:p>242.56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1. Legislators, senior officials and managers</text:p>
          </table:table-cell>
          <table:table-cell office:value-type="float" office:value="2016" table:style-name="ce1">
            <text:p>2016</text:p>
          </table:table-cell>
          <table:table-cell office:value-type="float" office:value="1.288" table:style-name="ce1">
            <text:p>1.288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2. Professionals</text:p>
          </table:table-cell>
          <table:table-cell office:value-type="float" office:value="2016" table:style-name="ce1">
            <text:p>2016</text:p>
          </table:table-cell>
          <table:table-cell office:value-type="float" office:value="20.75" table:style-name="ce1">
            <text:p>20.75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3. Technicians and associate professionals</text:p>
          </table:table-cell>
          <table:table-cell office:value-type="float" office:value="2016" table:style-name="ce1">
            <text:p>2016</text:p>
          </table:table-cell>
          <table:table-cell office:value-type="float" office:value="32.19" table:style-name="ce1">
            <text:p>32.19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4. Clerks</text:p>
          </table:table-cell>
          <table:table-cell office:value-type="float" office:value="2016" table:style-name="ce1">
            <text:p>2016</text:p>
          </table:table-cell>
          <table:table-cell office:value-type="float" office:value="47.087000000000003" table:style-name="ce1">
            <text:p>47.087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5. Service workers and shop and market sales workers</text:p>
          </table:table-cell>
          <table:table-cell office:value-type="float" office:value="2016" table:style-name="ce1">
            <text:p>2016</text:p>
          </table:table-cell>
          <table:table-cell office:value-type="float" office:value="61.220999999999997" table:style-name="ce1">
            <text:p>61.221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6. Skilled agricultural and fishery workers</text:p>
          </table:table-cell>
          <table:table-cell office:value-type="float" office:value="2016" table:style-name="ce1">
            <text:p>2016</text:p>
          </table:table-cell>
          <table:table-cell office:value-type="float" office:value="1.002" table:style-name="ce1">
            <text:p>1.002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7. Craft and related trades workers</text:p>
          </table:table-cell>
          <table:table-cell office:value-type="float" office:value="2016" table:style-name="ce1">
            <text:p>2016</text:p>
          </table:table-cell>
          <table:table-cell office:value-type="float" office:value="4.8490000000000002" table:style-name="ce1">
            <text:p>4.849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8. Plant and machine operators and assemblers</text:p>
          </table:table-cell>
          <table:table-cell office:value-type="float" office:value="2016" table:style-name="ce1">
            <text:p>2016</text:p>
          </table:table-cell>
          <table:table-cell office:value-type="float" office:value="6.4169999999999998" table:style-name="ce1">
            <text:p>6.417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LFS - National Employment Survey</text:p>
          </table:table-cell>
          <table:table-cell office:value-type="string" table:style-name="ce1">
            <text:p>Unemployment of previously employed persons by sex and former occupation (thousands)</text:p>
          </table:table-cell>
          <table:table-cell office:value-type="string" table:style-name="ce1">
            <text:p>Sex: Female</text:p>
          </table:table-cell>
          <table:table-cell office:value-type="string" table:style-name="ce1">
            <text:p>Occupation (ISCO-88): 9. Elementary occupations</text:p>
          </table:table-cell>
          <table:table-cell office:value-type="float" office:value="2016" table:style-name="ce1">
            <text:p>2016</text:p>
          </table:table-cell>
          <table:table-cell office:value-type="float" office:value="67.733000000000004" table:style-name="ce1">
            <text:p>67.733</text:p>
          </table:table-cell>
          <table:table-cell table:number-columns-repeated="3" table:style-name="ce1"/>
          <table:table-cell office:value-type="string" table:style-name="ce1">
            <text:p>Repository: ILO-STATISTICS - Micro data processing</text:p>
          </table:table-cell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Julio Iturra</meta:initial-creator>
    <dc:creator>Julio Iturra</dc:creator>
    <meta:creation-date>2024-06-20T13:33:22Z</meta:creation-date>
    <dc:date>2024-06-20T15:18:01Z</dc:date>
    <meta:editing-duration>PT0S</meta:editing-duration>
  </office:meta>
</office:document-meta>
</file>